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0a54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2pt" officeooo:rsid="000215d7" officeooo:paragraph-rsid="0010426d" style:font-size-asian="12pt" style:font-size-complex="12pt"/>
    </style:style>
    <style:style style:name="P3" style:family="paragraph" style:parent-style-name="Standard">
      <style:text-properties fo:color="#000000" style:font-name="Times New Roman" fo:font-size="12pt" officeooo:rsid="000f3d90" officeooo:paragraph-rsid="0010426d" style:font-size-asian="12pt" style:font-size-complex="12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0e0a54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d9ff4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119531" style:font-size-asian="14pt" style:font-size-complex="14pt"/>
    </style:style>
    <style:style style:name="P8" style:family="paragraph" style:parent-style-name="Standard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>
      <style:text-properties style:font-name="Times New Roman" fo:font-size="14pt" style:text-underline-style="solid" style:text-underline-width="auto" style:text-underline-color="font-color" officeooo:rsid="000d9ff4" officeooo:paragraph-rsid="000e0a54" style:font-size-asian="14pt" style:font-size-complex="14pt"/>
    </style:style>
    <style:style style:name="P10" style:family="paragraph" style:parent-style-name="Standard">
      <style:text-properties style:font-name="Times New Roman" fo:font-size="14pt" fo:font-style="italic" officeooo:rsid="000d9ff4" officeooo:paragraph-rsid="000e0a54" style:font-size-asian="14pt" style:font-style-asian="italic" style:font-size-complex="14pt" style:font-style-complex="italic"/>
    </style:style>
    <style:style style:name="P11" style:family="paragraph" style:parent-style-name="Standard">
      <style:text-properties style:font-name="Times New Roman" fo:font-size="12pt" officeooo:paragraph-rsid="000e0a54" style:font-size-asian="12pt" style:font-size-complex="12pt"/>
    </style:style>
    <style:style style:name="P12" style:family="paragraph" style:parent-style-name="Standard">
      <style:text-properties style:font-name="Times New Roman" fo:font-size="12pt" officeooo:rsid="0010426d" officeooo:paragraph-rsid="0010426d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010426d" style:font-size-asian="12pt" style:font-size-complex="12pt"/>
    </style:style>
    <style:style style:name="P14" style:family="paragraph" style:parent-style-name="Standard">
      <style:text-properties style:font-name="Times New Roman" fo:font-size="12pt" officeooo:rsid="001c5243" officeooo:paragraph-rsid="0010426d" style:font-size-asian="12pt" style:font-size-complex="12pt"/>
    </style:style>
    <style:style style:name="P15" style:family="paragraph" style:parent-style-name="Standard">
      <style:text-properties style:font-name="Times New Roman" fo:font-size="12pt" officeooo:rsid="000d9ff4" officeooo:paragraph-rsid="000e0a54" style:font-size-asian="12pt" style:font-size-complex="12pt"/>
    </style:style>
    <style:style style:name="P16" style:family="paragraph" style:parent-style-name="Standard">
      <style:text-properties style:font-name="Times New Roman" fo:font-size="12pt" officeooo:rsid="0011fb2a" officeooo:paragraph-rsid="0010426d" fo:background-color="#ffff00" style:font-size-asian="12pt" style:font-size-complex="12pt"/>
    </style:style>
    <style:style style:name="P17" style:family="paragraph" style:parent-style-name="Standard">
      <style:text-properties style:font-name="Times New Roman" fo:font-size="12pt" officeooo:rsid="001c5243" officeooo:paragraph-rsid="0010426d" fo:background-color="#ffff00" style:font-size-asian="12pt" style:font-size-complex="12pt"/>
    </style:style>
    <style:style style:name="P18" style:family="paragraph" style:parent-style-name="Standard">
      <style:text-properties style:font-name="Times New Roman" officeooo:paragraph-rsid="000e0a54"/>
    </style:style>
    <style:style style:name="P19" style:family="paragraph" style:parent-style-name="Standard">
      <style:text-properties style:font-name="Times New Roman" officeooo:rsid="000f5040" officeooo:paragraph-rsid="000f5040"/>
    </style:style>
    <style:style style:name="P20" style:family="paragraph" style:parent-style-name="Standard">
      <style:text-properties style:font-name="Times New Roman" officeooo:paragraph-rsid="000d9ff4"/>
    </style:style>
    <style:style style:name="P21" style:family="paragraph" style:parent-style-name="Standard">
      <style:text-properties style:font-name="Times New Roman" officeooo:rsid="000d9ff4" officeooo:paragraph-rsid="000e0a54"/>
    </style:style>
    <style:style style:name="P22" style:family="paragraph" style:parent-style-name="Standard">
      <style:text-properties style:font-name="Times New Roman" officeooo:paragraph-rsid="00143ce7"/>
    </style:style>
    <style:style style:name="P23" style:family="paragraph" style:parent-style-name="Standard">
      <style:paragraph-properties fo:line-height="100%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color="#000000" style:font-name="Times New Roman" fo:font-size="12pt" officeooo:rsid="000d9c27" officeooo:paragraph-rsid="0010426d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color="#000000" style:font-name="Times New Roman" fo:font-size="12pt" officeooo:rsid="000c55bc" officeooo:paragraph-rsid="0010426d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color="#000000" style:font-name="Times New Roman" fo:font-size="12pt" officeooo:rsid="000f3d90" officeooo:paragraph-rsid="0010426d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Times New Roman" fo:font-size="12pt" officeooo:paragraph-rsid="0010426d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Times New Roman" fo:font-size="12pt" officeooo:paragraph-rsid="0010426d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2pt" officeooo:paragraph-rsid="0010426d" style:font-size-asian="12pt" style:font-size-complex="12pt"/>
    </style:style>
    <style:style style:name="P30" style:family="paragraph" style:parent-style-name="Text_20_body">
      <style:paragraph-properties fo:line-height="100%"/>
    </style:style>
    <style:style style:name="P31" style:family="paragraph" style:parent-style-name="Text_20_body">
      <style:text-properties officeooo:paragraph-rsid="00143ce7"/>
    </style:style>
    <style:style style:name="P32" style:family="paragraph" style:parent-style-name="Text_20_body">
      <style:paragraph-properties fo:margin-top="0cm" fo:margin-bottom="0cm" loext:contextual-spacing="false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fo:font-size="14pt" officeooo:paragraph-rsid="00119531" style:font-size-asian="14pt" style:font-size-complex="14pt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143ce7"/>
    </style:style>
    <style:style style:name="P35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36" style:family="paragraph" style:parent-style-name="Text_20_body" style:master-page-name="">
      <loext:graphic-properties draw:fill="none"/>
      <style:paragraph-properties fo:margin-left="0.101cm" fo:margin-right="0cm" fo:margin-top="0cm" fo:margin-bottom="0cm" loext:contextual-spacing="false" fo:line-height="115%" fo:text-indent="0cm" style:auto-text-indent="false" style:page-number="auto" fo:background-color="transparent"/>
      <style:text-properties officeooo:paragraph-rsid="00126329"/>
    </style:style>
    <style:style style:name="P37" style:family="paragraph" style:parent-style-name="Standard">
      <style:text-properties style:text-line-through-style="none" style:text-line-through-type="none" style:font-name="Times New Roman" fo:font-size="12pt" officeooo:paragraph-rsid="00143ce7" style:font-size-asian="12pt" style:font-size-complex="12pt"/>
    </style:style>
    <style:style style:name="P38" style:family="paragraph" style:parent-style-name="Standard">
      <style:text-properties style:font-name="Times New Roman" fo:font-size="14pt" fo:font-style="italic" officeooo:rsid="000d9ff4" officeooo:paragraph-rsid="00119531" style:font-size-asian="14pt" style:font-style-asian="italic" style:font-size-complex="14pt" style:font-style-complex="italic"/>
    </style:style>
    <style:style style:name="P39" style:family="paragraph" style:parent-style-name="Standard">
      <style:text-properties style:font-name="Times New Roman" fo:font-size="14pt" style:text-underline-style="solid" style:text-underline-width="auto" style:text-underline-color="font-color" officeooo:rsid="000d9ff4" officeooo:paragraph-rsid="000e0a54" style:font-size-asian="14pt" style:font-size-complex="14pt"/>
    </style:style>
    <style:style style:name="P4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style:page-number="auto" fo:background-color="transparent"/>
      <style:text-properties fo:font-variant="normal" fo:text-transform="none" style:use-window-font-color="true" style:font-name="Times New Roman" fo:font-size="12pt" fo:letter-spacing="normal" fo:font-style="normal" fo:font-weight="normal" officeooo:paragraph-rsid="00119531" style:font-size-asian="12pt" style:font-size-complex="12pt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fo:background-color="transparent"/>
      <style:text-properties fo:font-variant="normal" fo:text-transform="none" style:use-window-font-color="true" style:font-name="Times New Roman" fo:font-size="12pt" fo:letter-spacing="normal" fo:font-style="normal" fo:font-weight="normal" officeooo:paragraph-rsid="00119531" style:font-size-asian="12pt" style:font-size-complex="12pt"/>
    </style:style>
    <style:style style:name="P42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1.3cm" style:auto-text-indent="false" fo:background-color="transparent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43" style:family="paragraph" style:parent-style-name="Text_20_body" style:list-style-name="L3"/>
    <style:style style:name="P44" style:family="paragraph" style:parent-style-name="Text_20_body" style:list-style-name="L5">
      <style:text-properties style:font-name="Times New Roman" fo:font-size="12pt" officeooo:paragraph-rsid="00143ce7" style:font-size-asian="12pt" style:font-size-complex="12pt"/>
    </style:style>
    <style:style style:name="P45" style:family="paragraph" style:parent-style-name="Text_20_body" style:list-style-name="L2">
      <style:paragraph-properties fo:margin-top="0cm" fo:margin-bottom="0cm" loext:contextual-spacing="false"/>
      <style:text-properties officeooo:paragraph-rsid="00143ce7"/>
    </style:style>
    <style:style style:name="P46" style:family="paragraph" style:parent-style-name="Text_20_body" style:list-style-name="L3">
      <style:paragraph-properties fo:margin-top="0cm" fo:margin-bottom="0cm" loext:contextual-spacing="false" fo:line-height="100%"/>
      <style:text-properties officeooo:paragraph-rsid="00143ce7"/>
    </style:style>
    <style:style style:name="P47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2pt" officeooo:paragraph-rsid="00143ce7" style:font-size-asian="12pt" style:font-size-complex="12pt"/>
    </style:style>
    <style:style style:name="T1" style:family="text">
      <style:text-properties officeooo:rsid="000d9f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504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1fb2a" fo:background-color="#ffff00" loext:char-shading-value="0"/>
    </style:style>
    <style:style style:name="T6" style:family="text">
      <style:text-properties officeooo:rsid="0010426d"/>
    </style:style>
    <style:style style:name="T7" style:family="text">
      <style:text-properties fo:color="#000000" officeooo:rsid="000215d7"/>
    </style:style>
    <style:style style:name="T8" style:family="text">
      <style:text-properties fo:color="#000000" officeooo:rsid="000c55bc"/>
    </style:style>
    <style:style style:name="T9" style:family="text">
      <style:text-properties fo:color="#000000" officeooo:rsid="000d9c27"/>
    </style:style>
    <style:style style:name="T10" style:family="text">
      <style:text-properties fo:color="#000000" officeooo:rsid="000ddc5f"/>
    </style:style>
    <style:style style:name="T11" style:family="text">
      <style:text-properties fo:color="#000000" officeooo:rsid="001c5243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d9ff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use-window-font-color="true" fo:font-size="12pt" fo:letter-spacing="normal" fo:font-style="normal" fo:font-weight="normal" officeooo:rsid="00119531" style:font-size-asian="12pt" style:font-size-complex="12pt"/>
    </style:style>
    <style:style style:name="T18" style:family="text">
      <style:text-properties style:font-name="Times New Roman" fo:font-size="14pt" fo:font-style="italic" officeooo:rsid="000d9ff4" style:font-size-asian="14pt" style:font-style-asian="italic" style:font-size-complex="14pt" style:font-style-complex="italic"/>
    </style:style>
    <style:style style:name="T19" style:family="text">
      <style:text-properties style:font-name="Times New Roman" fo:font-size="14pt" fo:font-style="italic" style:text-underline-style="none" officeooo:rsid="000d9ff4" style:font-size-asian="14pt" style:font-style-asian="italic" style:font-size-complex="14pt" style:font-style-complex="italic"/>
    </style:style>
    <style:style style:name="T2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officeooo:rsid="000c55bc"/>
    </style:style>
    <style:style style:name="T23" style:family="text">
      <style:text-properties officeooo:rsid="0011fb2a"/>
    </style:style>
    <style:style style:name="T24" style:family="text">
      <style:text-properties officeooo:rsid="001c5243"/>
    </style:style>
    <style:style style:name="T25" style:family="text">
      <style:text-properties fo:font-style="italic" officeooo:rsid="000d9ff4" style:font-style-asian="italic" style:font-style-complex="italic"/>
    </style:style>
    <style:style style:name="T26" style:family="text">
      <style:text-properties fo:font-style="italic" officeooo:rsid="000e0a54" style:font-style-asian="italic" style:font-style-complex="italic"/>
    </style:style>
    <style:style style:name="T27" style:family="text">
      <style:text-properties fo:font-size="14pt" fo:font-style="italic" officeooo:rsid="000d9ff4" style:font-size-asian="14pt" style:font-style-asian="italic" style:font-size-complex="14pt" style:font-style-complex="italic"/>
    </style:style>
    <style:style style:name="T28" style:family="text">
      <style:text-properties officeooo:rsid="00163582"/>
    </style:style>
    <text:list-style style:name="L1">
      <text:list-level-style-bullet text:level="1" text:style-name="Bullet_20_Symbols" style:num-suffix="." text:bullet-char="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дание: Подготовить сайт-лендинг для Отдела обучения компании Maxim Technology. </text:p>
      <text:p text:style-name="P6"/>
      <text:p text:style-name="P6"/>
      <text:p text:style-name="P4">В качестве основы использовать наш официальный сайт: https://maxim-technology.com/training/ (раздел "Обучение")</text:p>
      <text:p text:style-name="P4"/>
      <text:p text:style-name="P4"/>
      <text:p text:style-name="P4">На сайте должны быть <text:span text:style-name="T2">основные разделы</text:span>: </text:p>
      <text:p text:style-name="P8"><text:span text:style-name="T1">1) </text:span><text:s/>основная информация о компании</text:p>
      <text:p text:style-name="P4"/>
      <text:p text:style-name="P37">Maxim Technology - это крупнейшая IT-компания Кураганской области, которая занимается разработкой цифровой платформы и IT-инфраструктуры для компаний-заказчиков </text:p>
      <text:p text:style-name="P4"/>
      <text:p text:style-name="P5"><text:span text:style-name="T13">2) </text:span><text:span text:style-name="T12"><text:s/></text:span><text:span text:style-name="T13">проекты для школьников: </text:span><text:span text:style-name="T1"><text:line-break/></text:span><text:span text:style-name="T25">- </text:span><text:span text:style-name="T26">К</text:span><text:span text:style-name="T25">люч к карьере:</text:span></text:p>
      <text:p text:style-name="P11"/>
      <text:p text:style-name="P12">Описание: </text:p>
      <text:p text:style-name="P12"><text:span text:style-name="T7">- профориентационный проект для старшеклассников города Кургана от </text:span><text:span text:style-name="T8">ведущих </text:span><text:span text:style-name="T7">компаний </text:span><text:span text:style-name="T9">и профессиональных образовательных организаций </text:span><text:span text:style-name="T8">Курганской области</text:span><text:span text:style-name="T7">, </text:span><text:span text:style-name="T10">который </text:span><text:span text:style-name="T7">направлен на популяризацию инженерных и IT-</text:span><text:span text:style-name="T11">направлений</text:span><text:span text:style-name="T7">, а также на поступление школьников в курганские образовательные организации. </text:span></text:p>
      <text:p text:style-name="P2"/>
      <text:p text:style-name="P29"><text:span text:style-name="T7"><text:tab/></text:span><text:span text:style-name="T11">В</text:span><text:span text:style-name="T7">стречи представителей </text:span><text:span text:style-name="T8">компаний</text:span><text:span text:style-name="T7"> и профессиональных образовательных организаций со школьниками 9-11 классов и учителями в школах города Кургана. </text:span></text:p>
      <text:p text:style-name="P29"><text:span text:style-name="T7"><text:tab/></text:span><text:span text:style-name="T11">Партнеры</text:span><text:span text:style-name="T10"> проекта: </text:span></text:p>
      <text:p text:style-name="P28"><text:span text:style-name="T10">- О</text:span><text:span text:style-name="T8">ОО «</text:span><text:span text:style-name="T7">Максим-</text:span><text:span text:style-name="T8">Курган</text:span><text:span text:style-name="T7">»</text:span></text:p>
      <text:p text:style-name="P27"><text:span text:style-name="T7">- </text:span><text:span text:style-name="T8">ООО «ТАКСТЕЛЕКОМ» (бренд — Maxim Technology),</text:span></text:p>
      <text:p text:style-name="P27"><text:span text:style-name="T8">- </text:span><text:span text:style-name="T7">ООО «Вездеходы «Бурлак»</text:span></text:p>
      <text:p text:style-name="P27"><text:span text:style-name="T7">- </text:span><text:span text:style-name="T9">ФГБОУ ВО «Курганский государственный университет»,</text:span></text:p>
      <text:p text:style-name="P24">- Инжиниринговый центр «Progressor», </text:p>
      <text:p text:style-name="P24">- ГБПОУ «Курганский технологический колледж».</text:p>
      <text:p text:style-name="P25"/>
      <text:p text:style-name="P26">Дополнительная информация по телефону: + 7(3522) 200-700 </text:p>
      <text:p text:style-name="P3">Для участия в проекте необходимо заполнить анкету и наши специалисты свяжутся с вами.</text:p>
      <text:p text:style-name="P18"/>
      <text:p text:style-name="P38">- «Карьера в IT»:</text:p>
      <text:p text:style-name="P7"/>
      <text:p text:style-name="P7"><text:span text:style-name="T17">Описание: </text:span><text:span text:style-name="T16">это профориентационные встречи со студентами и школьниками.</text:span></text:p>
      <text:p text:style-name="P33"><text:span text:style-name="Strong_20_Emphasis"><text:span text:style-name="T15">На встрече </text:span></text:span><text:span text:style-name="T15">с представителем компании Maxim Technology</text:span><text:span text:style-name="Strong_20_Emphasis"><text:span text:style-name="T15"> участники обсудят</text:span></text:span><text:span text:style-name="T15">:</text:span></text:p>
      <text:p text:style-name="P40">- кто такой IT-специалист и какие направления в IT-сфере сейчас популярны</text:p>
      <text:p text:style-name="P41">- что такое грейды и какие требования предъявляются к IT-специалиста</text:p>
      <text:p text:style-name="P41">- Soft и hardskills, необходимые IT-специалисту</text:p>
      <text:list xml:id="list1158008485" text:style-name="L1">
        <text:list-header>
          <text:p text:style-name="P42">- Где учиться, чтобы стать IT-специалистом</text:p>
          <text:p text:style-name="P42">- Полезные лайфхаки из опыта действующих IT-специалистов.</text:p>
        </text:list-header>
      </text:list>
      <text:p text:style-name="P9"><text:soft-page-break/>3) проекты для студентов:</text:p>
      <text:p text:style-name="P9"/>
      <text:p text:style-name="P10">- Учебные собеседования</text:p>
      <text:p text:style-name="P10"/>
      <text:p text:style-name="Standard">Описание: это проект для студентов IT-направлений подготовки, который реализуется сотрудниками Группы развития информационно-инженерного творчества и Отделом PR.</text:p>
      <text:p text:style-name="Standard"/>
      <text:p text:style-name="Text_20_body"><text:span text:style-name="Strong_20_Emphasis">1 этап:</text:span> встреча - мастер-класс  со студентами IT-направлений. </text:p>
      <text:p text:style-name="P32">В рамках встречи сотрудники компании расскажут студентам:</text:p>
      <text:p text:style-name="P36">- как грамотно составить резюме</text:p>
      <text:list xml:id="list3578431581" text:style-name="L2">
        <text:list-header>
          <text:p text:style-name="P45">- как подготовиться к собеседованию в IT-компанию</text:p>
          <text:p text:style-name="P45">- как продумать рассказ о себе и вопросы работодателю</text:p>
          <text:p text:style-name="P45">- какие soft и hard skills, необходимы IT-специалисту. </text:p>
        </text:list-header>
      </text:list>
      <text:p text:style-name="Text_20_body"/>
      <text:p text:style-name="Text_20_body"> В ходе встречи студентам предлагается составить свое резюме, отправить его на проверку специалистам компании и получить фидбэк с рекомендациями. </text:p>
      <text:p text:style-name="Text_20_body"> Вместе с фидбэком студенты получают приглашение на учебное собеседование, которое проводится в компании.</text:p>
      <text:p text:style-name="P30"><text:span text:style-name="Strong_20_Emphasis">2 этап:</text:span> учебное собеседование.</text:p>
      <text:list xml:id="list427760924" text:style-name="L3">
        <text:list-header>
          <text:p text:style-name="P46">- На встрече со студентом проводится реальное собеседование.</text:p>
          <text:p text:style-name="P46">- Студент, получает возможность на практике отработать полученные на мастер-классе знания.</text:p>
          <text:p text:style-name="P46">- По итогам собеседования студенту отправляется фидбэк со всеми рекомендациями на что стоит обратить внимание. </text:p>
          <text:p text:style-name="P43">- Перспективных студентов предлагаем на стажировку руководителям отделов и наставникам. </text:p>
        </text:list-header>
      </text:list>
      <text:p text:style-name="P23"/>
      <text:p text:style-name="P1"><text:span text:style-name="T18">- </text:span><text:span text:style-name="T19">Встречи с экспертами:</text:span></text:p>
      <text:h text:style-name="Heading_20_2" text:outline-level="2"><text:bookmark text:name="id-Встречисэкспертами-IT-инглиш:"/><text:span text:style-name="Strong_20_Emphasis"><text:span text:style-name="T21">IT-инглиш.</text:span></text:span></text:h>
      <text:p text:style-name="Text_20_body"><text:span text:style-name="Strong_20_Emphasis"><text:span text:style-name="T20">Описание: </text:span></text:span></text:p>
      <text:p text:style-name="P34"><text:span text:style-name="Strong_20_Emphasis"><text:span text:style-name="T20">- Это проект для студентов IT-направлений подготовки, которые могут пообщаться  с приглашенными гостями — специалистами Maxim Technology на темы IT и прокачать свой английский.</text:span></text:span></text:p>
      <text:list xml:id="list1533544494" text:style-name="L4">
        <text:list-header>
          <text:p text:style-name="P47">- На встрече специалисты рассказывают студентам о своей профессии или интересном проекте, отвечают на вопросы.</text:p>
          <text:p text:style-name="P47">- Все общение происходит на английском языке.</text:p>
        </text:list-header>
      </text:list>
      <text:p text:style-name="P35"/>
      <text:p text:style-name="P35"/>
      <text:p text:style-name="P35"/>
      <text:p text:style-name="P35"/>
      <text:h text:style-name="Heading_20_2" text:outline-level="2"><text:bookmark text:name="id-Встречисэкспертами-IT-профессии:"/><text:soft-page-break/><text:span text:style-name="Strong_20_Emphasis"><text:span text:style-name="T21">IT-профессии.</text:span></text:span></text:h>
      <text:p text:style-name="P31"><text:span text:style-name="Strong_20_Emphasis"><text:span text:style-name="T20">Описание: </text:span></text:span></text:p>
      <text:p text:style-name="P31"><text:span text:style-name="Strong_20_Emphasis"><text:span text:style-name="T20">- это цикл мероприятий онлайн и офлайн, где студенты IT-направлений подготовки могут пообщаться со специалистами компании Maxim Technology, узнать о трендах в IT, направлениях работы, профессиях, образовании, познакомиться с реальными кейсами и проектами.</text:span></text:span></text:p>
      <text:list xml:id="list4064195678" text:style-name="L5">
        <text:list-header>
          <text:p text:style-name="P44">- Эксперты Maxim Technology рассказывают о своем опыте и карьере, дают советы, отвечают на вопросы. Такие встречи полезны тем, что на них можно увидеть реальную, "живую" картину, как развивается специалист, с какими вызовами он сталкивается. А также узнать лайфхаки, получить советы по успешному старту в карьере.</text:p>
        </text:list-header>
      </text:list>
      <text:p text:style-name="P10"/>
      <text:p text:style-name="P10">- лекция «Карьера в IT» <text:span text:style-name="T14">(то же, что и для школьников)</text:span></text:p>
      <text:p text:style-name="P10"/>
      <text:p text:style-name="P10"/>
      <text:p text:style-name="P22"><text:span text:style-name="T27">- практика и стажировка в Maxim Technology</text:span><text:span text:style-name="T25">:</text:span></text:p>
      <text:p text:style-name="P22"><text:span text:style-name="T1"><text:s/></text:span><text:span text:style-name="T3">ссылка на анкету, которая будет приходить на почту.</text:span></text:p>
      <text:p text:style-name="P22"/>
      <text:p text:style-name="P19">Фото сотрудников и стажеров, которые пришли через практику и стажировку с кратким описанием истории (информацию предоставим).</text:p>
      <text:p text:style-name="P19"/>
      <text:p text:style-name="P20"/>
      <text:p text:style-name="P9">4) Экскурсии в Maxim Technology:</text:p>
      <text:p text:style-name="P21"/>
      <text:p text:style-name="P13"><text:span text:style-name="T6">Описание: </text:span><text:span text:style-name="T22">Проводим экскурсии </text:span><text:span text:style-name="T23">в офис</text:span><text:span text:style-name="T24">ах </text:span><text:span text:style-name="T22">Maxim Technology </text:span><text:span text:style-name="T23">для разных целевых групп, </text:span><text:span text:style-name="T22">показываем как и над чем работаем.</text:span></text:p>
      <text:p text:style-name="P13"><text:span text:style-name="T22"><text:tab/></text:span><text:span text:style-name="T24">Записаться на экскурсию в офис можно в городах: Курган, Набережные Челны и Казань.</text:span></text:p>
      <text:p text:style-name="P16"/>
      <text:p text:style-name="P14"><text:span text:style-name="T5">+ </text:span><text:span text:style-name="T4">фото экскурсий</text:span></text:p>
      <text:p text:style-name="P17">+ видео о компании<text:line-break/>+ форма записи </text:p>
      <text:p text:style-name="P15"/>
      <text:p text:style-name="P15">- целевая аудитория: школьники 1-7 класса (игра), школьники 8-11 классов, студенты.</text:p>
      <text:p text:style-name="P15">- фото с экскурсий;</text:p>
      <text:p text:style-name="P20"/>
      <text:p text:style-name="P6"><text:span text:style-name="T13">5) Форма записи на участие в проектах</text:span><text:span text:style-name="T1"> </text:span><text:span text:style-name="T3">(форму сделаем сами и предоставим ссылку)</text:span><text:span text:style-name="T1"> </text:span></text:p>
      <text:p text:style-name="P6"/>
      <text:p text:style-name="P4"><text:span text:style-name="T13">6) К</text:span><text:span text:style-name="T12">онтактная информация</text:span> VK, Telegram, Youtube, телефон </text:p>
      <text:p text:style-name="P4"><text:s/><text:line-break/><text:line-break/><text:span text:style-name="T28">Запись на мероприятия и проекты — через чат-бот в телеграмм ??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2T09:14:41.068621547</meta:creation-date>
    <dc:date>2024-07-08T17:40:22.853688582</dc:date>
    <meta:editing-duration>PT17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66" meta:word-count="640" meta:character-count="4731" meta:non-whitespace-character-count="4133"/>
  </office:meta>
</office:document-meta>
</file>